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color="#ffffff"/>
    </style:style>
    <style:style style:name="gr1" style:family="graphic">
      <style:graphic-properties draw:fill-color="#cccc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16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1" draw:style-name="gr2" draw:text-style-name="P1" svg:width="18.377cm" svg:height="2.165cm" svg:x="14.649cm" svg:y="1.54cm"><text:p/></draw:rect><draw:rect text:anchor-type="paragraph" draw:z-index="2" draw:style-name="gr3" draw:text-style-name="P1" svg:width="3.393cm" svg:height="0.819cm" svg:x="28.455cm" svg:y="2.357cm"><text:p text:style-name="P1">Logout si connecté</text:p></draw:rect><draw:rect text:anchor-type="paragraph" draw:z-index="3" draw:style-name="gr3" draw:text-style-name="P1" svg:width="3.393cm" svg:height="0.819cm" svg:x="15.972cm" svg:y="2.26cm"><text:p text:style-name="P1">Accueil</text:p></draw:rect><draw:frame text:anchor-type="paragraph" draw:z-index="4" draw:style-name="gr4" svg:width="6.014cm" svg:height="2.165cm" svg:x="20.83cm" svg:y="1.54cm"><draw:text-box><text:p><text:tab/></text:p><text:p><text:tab/><text:tab/> <text:s text:c="3"/><text:span text:style-name="T1"><text:s text:c="6"/></text:span><text:span text:style-name="T1">TITRE</text:span></text:p><text:p><text:span text:style-name="T1"><text:tab/></text:span><text:span text:style-name="T1">Bonjour : pseudo (si connecté)</text:span></text:p></draw:text-box></draw:frame><draw:rect text:anchor-type="paragraph" draw:z-index="5" draw:style-name="gr5" draw:text-style-name="P1" svg:width="13.278cm" svg:height="1.034cm" svg:x="16.092cm" svg:y="4.498cm"><text:p/></draw:rect><draw:frame text:anchor-type="paragraph" draw:z-index="6" draw:style-name="gr6" svg:width="12.147cm" svg:height="0.976cm" svg:x="17.415cm" svg:y="3.93cm"><draw:text-box><text:p>Une question, un problème ou juste envie de discuter créez un sujet ici</text:p></draw:text-box></draw:frame><draw:rect text:anchor-type="paragraph" draw:z-index="7" draw:style-name="gr3" draw:text-style-name="P1" svg:width="1.661cm" svg:height="0.65cm" svg:x="29.561cm" svg:y="4.763cm"><text:p text:style-name="P1">valider</text:p></draw:rect><draw:rect text:anchor-type="paragraph" draw:z-index="8" draw:style-name="gr3" draw:text-style-name="P1" svg:width="16.356cm" svg:height="1.83cm" svg:x="15.371cm" svg:y="6.565cm"><text:p text:style-name="P1">Titre 1</text:p></draw:rect><draw:rect text:anchor-type="paragraph" draw:z-index="0" draw:style-name="gr1" draw:text-style-name="P1" svg:width="18.377cm" svg:height="16.093cm" svg:x="14.649cm" svg:y="1.54cm"><text:p/></draw:rect><draw:rect text:anchor-type="paragraph" draw:z-index="9" draw:style-name="gr3" draw:text-style-name="P1" svg:width="16.502cm" svg:height="1.636cm" svg:x="15.321cm" svg:y="9.356cm"><text:p text:style-name="P1">Titre 2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ory pace</meta:initial-creator>
    <meta:creation-date>2020-03-27T11:29:05.67</meta:creation-date>
    <dc:date>2020-03-27T11:42:26.19</dc:date>
    <dc:creator>gregory pace</dc:creator>
    <meta:editing-duration>PT13M20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0" meta:word-count="0" meta:character-count="0"/>
  </office:meta>
</office:document-meta>
</file>